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list-style-name="L1">
      <style:paragraph-properties fo:text-align="start" style:justify-single-word="false"/>
      <style:text-properties fo:font-weight="bold" style:font-weight-asian="bold" style:font-weight-complex="bold"/>
    </style:style>
    <style:style style:name="P4" style:family="paragraph" style:parent-style-name="Standard" style:list-style-name="L9">
      <style:paragraph-properties fo:text-align="start" style:justify-single-word="false"/>
      <style:text-properties fo:font-weight="bold" style:font-weight-asian="bold" style:font-weight-complex="bold"/>
    </style:style>
    <style:style style:name="P5" style:family="paragraph" style:parent-style-name="Standard" style:list-style-name="L12">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list-style-name="L3">
      <style:paragraph-properties fo:text-align="start" style:justify-single-word="false"/>
    </style:style>
    <style:style style:name="P9" style:family="paragraph" style:parent-style-name="Standard" style:list-style-name="L8">
      <style:paragraph-properties fo:text-align="start" style:justify-single-word="false"/>
    </style:style>
    <style:style style:name="P10" style:family="paragraph" style:parent-style-name="Standard" style:list-style-name="L12">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tab/><text:tab/><text:tab/><text:tab/>Algoritmi in programare</text:p>
      <text:p text:style-name="P2"/>
      <text:p text:style-name="P2"><text:tab/><text:span text:style-name="T1">Prin algoritm se intelege un sistem de reguli care aplicat la o anumita clasa de probleme de acelasi tip, conduce de la informatia initiala 'I' la solutia 'S', cu ajutorul unor operatii succesiv ordonate, unic determinate.</text:span></text:p>
      <text:p text:style-name="P2"><text:span text:style-name="T1"/></text:p>
      <text:p text:style-name="P2"><text:span text:style-name="T1"><text:tab/>Un altgoritm nu este aplicabil pentru orice informatie initiala. Astfel, algoritmul lui Euclid este aplicabil numai pentru perechi de numere intregi, regula lui Cramer se aplica numai pentru sisteme nedegenerate de n ecuatii liniare cu n necunoscute etc.</text:span></text:p>
      <text:p text:style-name="P2"><text:span text:style-name="T1"/></text:p>
      <text:p text:style-name="P2"><text:span text:style-name="T1">Un algoritm trebuie sa se caracterizeze prin urmatoarele:</text:span></text:p>
      <text:list xml:id="list2612964134214711720" text:style-name="L9">
        <text:list-item>
          <text:p text:style-name="P4">Generalitate. <text:s/><text:span text:style-name="T1">Algoritmul nu trebuie sa rezolve numai o problema ci toate problemele din clasa respectiva. Numai asa algoritmul este general.</text:span></text:p>
        </text:list-item>
        <text:list-item>
          <text:p text:style-name="P4">Finitudine. <text:span text:style-name="T1">Prin aceasta se intelege ca numarul de transformari intermediare aplicate asupra informatiei admisibile (initiale) pentru a obtine informatia finala(solutia) este finit.</text:span></text:p>
        </text:list-item>
        <text:list-item>
          <text:p text:style-name="P4">Unicitate. <text:span text:style-name="T1"><text:s/>Toate transformarile intermediare facute asupra informatiei initiale sunt unic determinate de regulile algoritmului. Acestea trebuie sa precizeze ordinea stricta a transformarilor. De asemenea regulile precizeaza in ce caz se obtin informatii finale dupa care activitatea algoritmului se opreste (intrerupe). </text:span></text:p>
        </text:list-item>
      </text:list>
      <text:p text:style-name="P2"><text:span text:style-name="T1"/></text:p>
      <text:p text:style-name="P2"><text:span text:style-name="T1"><text:tab/>In concluzie, un algoritm de calcul trebuie descris in mod complet astfel incat altcineva sa-l poata aplica corect si usor, iar descrierea regulilor algoritmului sa nu conduca la confuzii, nedumeriri.</text:span></text:p>
      <text:p text:style-name="P2"><text:span text:style-name="T1"/></text:p>
      <text:p text:style-name="P2"><text:span text:style-name="T1"><text:tab/>Din punct de vedere structural un algoritm cuprinde, in general, urmatoarele etape: initializare, calcul si cea finala. Etapa de initializare si cea finala au rolul de a preciza informatia initiala, respectiv fimala fara a se aplica transformari efective asupra unor informatii. Cea de calcul este etapa in care se aplica o prelucrare (transformare) efectiva a informatiei si ea contine, de obicei, instructiuni de calcul si de decizie.</text:span></text:p>
      <text:p text:style-name="P2"><text:span text:style-name="T1"/></text:p>
      <text:p text:style-name="P2"><text:span text:style-name="T1"><text:tab/>Orice algoritm de rezolvare a unei probleme sau aplicatii poate fi descompus intr-o combinatie de algoritmi cu structura mai simpla numiti subalgoritmi. Compunerea sau combinarea acestora se poate face in doua moduri: prin suprapunere sau prin succesiune.</text:span></text:p>
      <text:p text:style-name="P2"><text:span text:style-name="T1"/></text:p>
      <text:p text:style-name="P2"><text:span text:style-name="T1"><text:tab/></text:span>Etapele rezolvarii unei probleme cu ajutorul unui sistem de calcul<text:span text:style-name="T1"> : comporta mai multe etape, desi impartirea este relativa.</text:span></text:p>
      <text:list xml:id="list1418033570043000552" text:style-name="L12">
        <text:list-item>
          <text:p text:style-name="P5"><text:span text:style-name="T2">Enumtarea problemei si formularea matematica.</text:span><text:span text:style-name="T1"> Precizarea problemei de rezolvat prin exprimarea matematica a relatiilor si restrictiilor dintre parametrii problemei; specificarea conditiilor initiale ale problemei; formularea restrictiilor referitoare la solutia sau solutiile problemei; precizarea formei de prezentare a rezultatelor (tabele, grafice, etc.).</text:span></text:p>
        </text:list-item>
        <text:list-item>
          <text:p text:style-name="P5"><text:span text:style-name="T2">Alegerea metodei numerice.</text:span><text:span text:style-name="T1"> Aceasta etapa ia in calcul urmatoarele criterii: precizia, viteza de calcul, cantitatea de date cu care se lucreaza pentru a stabili necesarul de memorie, simplitatea formulelor.</text:span></text:p>
        </text:list-item>
        <text:list-item>
          <text:p text:style-name="P5"><text:span text:style-name="T2">Descrierea algoritmului metodei numerice.</text:span><text:span text:style-name="T1"> Aceasta descriere se realizeaza prin intermediul schemelor logice, limbajul pseudocod sau alte forme de prezentare punandu-se in evidenta succesiunea logica a etapelor de calcul si deciziile logice necesare obtinerii solutiei.</text:span></text:p>
        </text:list-item>
        <text:list-item>
          <text:p text:style-name="P5"><text:span text:style-name="T3">Intocmirea programului de calcul.</text:span><text:span text:style-name="T1"> Etapa consta in codificarea algoritmului intr-unul din limbajele de programare: C/C++, Java, Matlab, Python, PHP etc.. Scrierea programului se poate face urmarind schema logica sau procedura scrisa in pseudocod. Se obtine astfel o insiruire logica a instructiunilor care formeaza programul initial si nu final. In mai toate limbajele de programare se intalnesc urmatorele tipuri de instructiuni: de </text:span><text:soft-page-break/><text:span text:style-name="T1">introducere/extragere a datelor/rezultatelor problemei: atribuire, care acorda o valore data sau calculata unei variabile specificate: transfer intr-o alta zona a programului in functie de o conditie logica: ciclare (repetare) a unei secvemte de program; minstructiuni neexecutabile care furnizeaza anumite informati asupra programului, metodei etc..</text:span></text:p>
        </text:list-item>
        <text:list-item>
          <text:p text:style-name="P5"><text:span text:style-name="T2">Testare si definitivare. </text:span><text:span text:style-name="T1">Este necesara numai in cazul elaborarii programelor noi si consta in verificarea programului sursa, a algoritmului si a modului cum se obtin rezultatele. Dupa testarea programului din punct de vedere sintactic(compilare) este necesar ca metoda si programul sa fie verificate prin cateva exemple de probleme ale caror solutii se cunosc aprioric sau care pot fi usor deduse.</text:span></text:p>
        </text:list-item>
        <text:list-item>
          <text:p text:style-name="P5"><text:span text:style-name="T2">Definitivarea documentatiei.</text:span><text:span text:style-name="T1"> Pe masura desfasurarii etapelor precedente s-au realizat diferite documente necesare efectuarii corecte a programului. Acestea sunt cuprinse in dosarul de programare ce contine: descrierea problemei, shema logica a modulelor, programul sursa, instructiunile de utilizare, exemple de control etc..</text:span></text:p>
        </text:list-item>
        <text:list-item>
          <text:p text:style-name="P10"><text:span text:style-name="T1">Interpretarea rezultatelor. Se face o analiza amanuntita a rezultatelor obtinute si se propun eventualele modificari de date, conditii, etc. daca rezultatele nu sunt cele scontate. </text:span></text:p>
        </text:list-item>
      </text:list>
      <text:p text:style-name="P2"><text:span text:style-name="T1"/></text:p>
      <text:p text:style-name="P2"><text:span text:style-name="T1"><text:tab/>Algoritmi elementari: </text:span></text:p>
      <text:list xml:id="list3914921559475876326" text:style-name="L1">
        <text:list-item>
          <text:p text:style-name="P3"><text:span text:style-name="T1">Algoritmul de interschimbare – interschimbarea valorilor a doua variabile;</text:span></text:p>
        </text:list-item>
        <text:list-item>
          <text:p text:style-name="P3"><text:span text:style-name="T1">Algoritmul pentru determinarea maximului – sa se determine cea mai mare valore dintr-un sir de numere;</text:span></text:p>
        </text:list-item>
        <text:list-item>
          <text:p text:style-name="P7"><text:span text:style-name="T1">Algoritmi pentru prelucrarea cifrelor unui numar:</text:span></text:p>
        </text:list-item>
      </text:list>
      <text:list xml:id="list1616752114287016523" text:style-name="L3">
        <text:list-item>
          <text:p text:style-name="P8"><text:span text:style-name="T1">Extragerea cifrelor unui numar – sa se determine suma cifrelor numarului a;</text:span></text:p>
        </text:list-item>
        <text:list-item>
          <text:p text:style-name="P8"><text:span text:style-name="T1">Inversul unui numar;</text:span></text:p>
        </text:list-item>
      </text:list>
      <text:list xml:id="list7057710610034839745" text:style-name="L8">
        <text:list-header>
          <text:p text:style-name="P9"><text:span text:style-name="T1">4. Determinarea divizorilor unui numar;</text:span></text:p>
        </text:list-header>
        <text:list-item>
          <text:p text:style-name="P9"><text:span text:style-name="T1">Determinarea unui mumar prim;</text:span></text:p>
        </text:list-item>
        <text:list-item>
          <text:p text:style-name="P9"><text:span text:style-name="T1">Determinarea celui mai mare divizor comun.</text:span></text:p>
        </text:list-item>
      </text:list>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7M36S</meta:editing-duration>
    <meta:editing-cycles>3</meta:editing-cycles>
    <meta:generator>OpenOffice/4.1.3$Win32 OpenOffice.org_project/413m1$Build-9783</meta:generator>
    <dc:date>2017-02-26T07:03:17.78</dc:date>
    <meta:document-statistic meta:table-count="0" meta:image-count="0" meta:object-count="0" meta:page-count="2" meta:paragraph-count="27" meta:word-count="734" meta:character-count="5224"/>
    <dc:creator>mihai cornel</dc:creator>
    <meta:user-defined meta:name="Info 1"/>
    <meta:user-defined meta:name="Info 2"/>
    <meta:user-defined meta:name="Info 3"/>
    <meta:user-defined meta:name="Info 4"/>
  </office:meta>
</office:document-meta>
</file>